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color="#0000ff" fo:font-weight="bold" style:font-weight-asian="bold" style:font-weight-complex="bold"/>
    </style:style>
    <style:style style:name="P2" style:family="paragraph" style:parent-style-name="code">
      <style:text-properties fo:color="#0000ff" fo:font-weight="bold" officeooo:paragraph-rsid="000933d1" style:font-weight-asian="bold" style:font-weight-complex="bold"/>
    </style:style>
    <style:style style:name="P3" style:family="paragraph" style:parent-style-name="code">
      <style:text-properties fo:font-weight="bold" style:font-weight-asian="bold" style:font-weight-complex="bold"/>
    </style:style>
    <style:style style:name="P4" style:family="paragraph" style:parent-style-name="code">
      <style:text-properties officeooo:paragraph-rsid="00078e6c"/>
    </style:style>
    <style:style style:name="P5" style:family="paragraph" style:parent-style-name="code">
      <style:text-properties officeooo:paragraph-rsid="000933d1"/>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Standard">
      <style:text-properties fo:color="#0000ff" fo:font-weight="bold" style:font-weight-asian="bold" style:font-weight-complex="bold"/>
    </style:style>
    <style:style style:name="P11" style:family="paragraph" style:parent-style-name="Text_20_body">
      <style:text-properties officeooo:paragraph-rsid="00069cd6"/>
    </style:style>
    <style:style style:name="P12" style:family="paragraph" style:parent-style-name="Text_20_body" style:list-style-name="L1">
      <style:text-properties officeooo:paragraph-rsid="00069cd6"/>
    </style:style>
    <style:style style:name="T1" style:family="text">
      <style:text-properties fo:font-style="normal" style:font-style-asian="normal" style:font-style-complex="normal"/>
    </style:style>
    <style:style style:name="T2" style:family="text">
      <style:text-properties fo:font-style="normal" officeooo:rsid="00069cd6" style:font-style-asian="normal" style:font-style-complex="normal"/>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officeooo:rsid="000a8d6a"/>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6"><text:a xlink:type="simple" xlink:href="#__RefHeading__10636_1163357402" text:style-name="Internet_20_link" text:visited-style-name="Internet_20_link">1. </text:a>CPP: Threads<text:tab/>1</text:p>
          <text:p text:style-name="P9"><text:a xlink:type="simple" xlink:href="#__RefHeading__10638_1163357402" text:style-name="Internet_20_link" text:visited-style-name="Internet_20_link">1.1. </text:a>Quellen<text:tab/>1</text:p>
          <text:p text:style-name="P9"><text:a xlink:type="simple" xlink:href="#__RefHeading__3267_675870947" text:style-name="Internet_20_link" text:visited-style-name="Internet_20_link">1.2. </text:a>Threading<text:tab/>1</text:p>
          <text:p text:style-name="P8"><text:a xlink:type="simple" xlink:href="#__RefHeading__9471_77731502" text:style-name="Internet_20_link" text:visited-style-name="Internet_20_link">1.2.1. </text:a>Threads erzeugen: std::thread<text:tab/>1</text:p>
          <text:p text:style-name="P7"><text:a xlink:type="simple" xlink:href="#__RefHeading__2258_924296224" text:style-name="Internet_20_link" text:visited-style-name="Internet_20_link">1.2.1.1</text:a>Thread erzeugen durch Lambda<text:tab/>1</text:p>
          <text:p text:style-name="P7"><text:a xlink:type="simple" xlink:href="#__RefHeading__9473_77731502" text:style-name="Internet_20_link" text:visited-style-name="Internet_20_link">1.2.1.2</text:a>Thread erzeugen durch eine Funktion<text:tab/>2</text:p>
          <text:p text:style-name="P7"><text:a xlink:type="simple" xlink:href="#__RefHeading__9475_77731502" text:style-name="Internet_20_link" text:visited-style-name="Internet_20_link">1.2.1.3</text:a>Thread erzeugen durch eine Funktion mit Argumenten<text:tab/>2</text:p>
          <text:p text:style-name="P7"><text:a xlink:type="simple" xlink:href="#__RefHeading__9477_77731502" text:style-name="Internet_20_link" text:visited-style-name="Internet_20_link">1.2.1.4</text:a>Thread erzeugen durch eine Struktur<text:tab/>3</text:p>
          <text:p text:style-name="P7"><text:a xlink:type="simple" xlink:href="#__RefHeading__9479_77731502" text:style-name="Internet_20_link" text:visited-style-name="Internet_20_link">1.2.1.5</text:a>Thread erzeugen durch eine Klasse<text:tab/>3</text:p>
          <text:p text:style-name="P9"><text:a xlink:type="simple" xlink:href="#__RefHeading__9481_77731502" text:style-name="Internet_20_link" text:visited-style-name="Internet_20_link">1.3. </text:a>Syncronisation<text:tab/>4</text:p>
          <text:p text:style-name="P8"><text:a xlink:type="simple" xlink:href="#__RefHeading__2260_924296224" text:style-name="Internet_20_link" text:visited-style-name="Internet_20_link">1.3.1. </text:a>std::mutex<text:tab/>4</text:p>
          <text:p text:style-name="P8"><text:a xlink:type="simple" xlink:href="#__RefHeading__2262_924296224" text:style-name="Internet_20_link" text:visited-style-name="Internet_20_link">1.3.2. </text:a>std::async<text:tab/>6</text:p>
          <text:p text:style-name="P9"><text:a xlink:type="simple" xlink:href="#__RefHeading__10640_1163357402" text:style-name="Internet_20_link" text:visited-style-name="Internet_20_link">1.4. </text:a>Aufgaben<text:tab/>6</text:p>
          <text:p text:style-name="P8"><text:a xlink:type="simple" xlink:href="#__RefHeading__10642_1163357402" text:style-name="Internet_20_link" text:visited-style-name="Internet_20_link">1.4.1. </text:a>AB-CPP-THREAD_bank_wordsearch<text:tab/>6</text:p>
        </text:index-body>
      </text:table-of-content>
      <text:p text:style-name="Text_20_body"/>
      <text:h text:style-name="Heading_20_1" text:outline-level="1" text:restart-numbering="true" text:start-value="-1"><text:bookmark-start text:name="__RefHeading__10636_1163357402"/>CPP: Threads<text:bookmark-end text:name="__RefHeading__10636_1163357402"/></text:h>
      <text:p text:style-name="Text_20_body"/>
      <text:h text:style-name="Heading_20_2" text:outline-level="2"><text:bookmark-start text:name="__RefHeading__10638_1163357402"/>Quellen<text:bookmark-end text:name="__RefHeading__10638_1163357402"/></text:h>
      <text:p text:style-name="Standard"><text:a xlink:type="simple" xlink:href="http://www.mario-konrad.ch/wiki/doku.php?id=programming:multithreading:tutorial-08"><text:span text:style-name="Citation"><text:span text:style-name="T1">http://www.mario-konrad.ch/wiki/doku.php?id=programming:multithreading:tutorial-08</text:span></text:span></text:a></text:p>
      <text:p text:style-name="Standard"><text:a xlink:type="simple" xlink:href="http://www.baptiste-wicht.com/series/cpp11-concurrency-tutorial/"><text:span text:style-name="Citation"><text:span text:style-name="T1">http://www.baptiste-wicht.com/series/cpp11-concurrency-tutorial/</text:span></text:span></text:a></text:p>
      <text:p text:style-name="Standard"><text:a xlink:type="simple" xlink:href="http://marknelson.us/2012/05/23/c11-threading-made-easy/"><text:span text:style-name="Citation"><text:span text:style-name="T1">http://marknelson.us/2012/05/23/c11-threading-made-easy/</text:span></text:span></text:a></text:p>
      <text:p text:style-name="Standard"><text:span text:style-name="Citation"><text:span text:style-name="T1"/></text:span></text:p>
      <text:p text:style-name="Text_20_body"/>
      <text:h text:style-name="Heading_20_2" text:outline-level="2"><text:bookmark-start text:name="__RefHeading__3267_675870947"/>Threading<text:bookmark-end text:name="__RefHeading__3267_675870947"/></text:h>
      <text:p text:style-name="Standard">Derzeit sind noch nicht alle Features implementiert.</text:p>
      <text:p text:style-name="Standard"><text:span text:style-name="Citation"><text:span text:style-name="T1"/></text:span></text:p>
      <text:p text:style-name="Text_20_body">Zum Übersetzen gibt man folgendes an:</text:p>
      <text:p text:style-name="code">g++ -std=c++11 <text:s/>prog.cpp -o prog.exe <text:span text:style-name="T4">-lpthread</text:span></text:p>
      <text:p text:style-name="P10"/>
      <text:h text:style-name="Heading_20_3" text:outline-level="3"><text:bookmark-start text:name="__RefHeading__9471_77731502"/>Threads erzeugen: std::thread<text:bookmark-end text:name="__RefHeading__9471_77731502"/></text:h>
      <text:p text:style-name="Text_20_body"/>
      <text:h text:style-name="Heading_20_4" text:outline-level="4"><text:bookmark-start text:name="__RefHeading__2258_924296224"/>Thread erzeugen durch Lambda<text:bookmark-end text:name="__RefHeading__2258_924296224"/></text:h>
      <text:p text:style-name="Text_20_body">C++11 (braucht noch -lpthread, da c++-Library Threads noch nicht vollst. unterstützt:</text:p>
      <text:p text:style-name="code">/*</text:p>
      <text:p text:style-name="code"><text:s/>* 01-thread-lambda.cpp</text:p>
      <text:p text:style-name="code"><text:line-break/>g++ -std=c++11 <text:s/>01-thread-lambda.cpp -o 01-thread-lambda.exe -lpthread</text:p>
      <text:p text:style-name="code"><text:line-break/> */</text:p>
      <text:p text:style-name="code"><text:s/></text:p>
      <text:p text:style-name="P1">#include &lt;thread&gt;</text:p>
      <text:p text:style-name="code">#include &lt;iostream&gt;</text:p>
      <text:p text:style-name="code"><text:soft-page-break/>using namespace std;</text:p>
      <text:p text:style-name="code"/>
      <text:p text:style-name="P4">int main(){</text:p>
      <text:p text:style-name="code"><text:tab/><text:span text:style-name="T4">thread t1(</text:span><text:span text:style-name="T9">[](){ cout &lt;&lt; "Hi from thread" &lt;&lt; endl;}</text:span><text:span text:style-name="T4">);</text:span></text:p>
      <text:p text:style-name="code"><text:tab/></text:p>
      <text:p text:style-name="code"><text:tab/><text:span text:style-name="T4">t1.join();</text:span></text:p>
      <text:p text:style-name="code"><text:tab/>return 0;</text:p>
      <text:p text:style-name="code">}</text:p>
      <text:p text:style-name="Standard"/>
      <text:p text:style-name="Text_20_body">Hier ein Vergleich zu Java:</text:p>
      <text:p text:style-name="code">public class TestThread {</text:p>
      <text:p text:style-name="code"><text:tab/>public static void main(String[] args) throws InterruptedException {</text:p>
      <text:p text:style-name="code"><text:tab/><text:tab/>Thread t1 = new Thread(<text:span text:style-name="T5">new Runnable() {</text:span></text:p>
      <text:p text:style-name="P3"><text:tab/><text:tab/><text:tab/>public void run() {</text:p>
      <text:p text:style-name="P3"><text:tab/><text:tab/><text:tab/><text:tab/>System.out.println(“Hi from thread");</text:p>
      <text:p text:style-name="P3"><text:tab/><text:tab/><text:tab/>}</text:p>
      <text:p text:style-name="code"><text:span text:style-name="T5"><text:tab/><text:tab/>}</text:span>);</text:p>
      <text:p text:style-name="code"><text:tab/><text:tab/>t1.start();</text:p>
      <text:p text:style-name="code"><text:tab/><text:tab/>t1.join();</text:p>
      <text:p text:style-name="code"><text:tab/>}</text:p>
      <text:p text:style-name="code">}</text:p>
      <text:p text:style-name="Text_20_body"/>
      <text:h text:style-name="Heading_20_4" text:outline-level="4"><text:bookmark-start text:name="__RefHeading__9473_77731502"/>Thread erzeugen durch eine Funktion<text:bookmark-end text:name="__RefHeading__9473_77731502"/></text:h>
      <text:p text:style-name="code">/*</text:p>
      <text:p text:style-name="code">01-thread-create01.cpp</text:p>
      <text:p text:style-name="code">g++ -std=c++11 01-thread-create01.cpp -o01-thread-create01.exe -lpthread</text:p>
      <text:p text:style-name="code">*/</text:p>
      <text:p text:style-name="code">#include &lt;iostream&gt;</text:p>
      <text:p text:style-name="code">#include &lt;thread&gt;</text:p>
      <text:p text:style-name="code"><text:s/></text:p>
      <text:p text:style-name="code">static void func(){</text:p>
      <text:p text:style-name="code"><text:s text:c="4"/>std::cout &lt;&lt; "Hello World" &lt;&lt; std::endl;</text:p>
      <text:p text:style-name="code">}</text:p>
      <text:p text:style-name="code"><text:s/></text:p>
      <text:p text:style-name="code">int main(){</text:p>
      <text:p text:style-name="P1"><text:s text:c="4"/>std::thread t(func);</text:p>
      <text:p text:style-name="P1"><text:s text:c="4"/>t.join();</text:p>
      <text:p text:style-name="P1"/>
      <text:p text:style-name="code"><text:s text:c="4"/>return 0;</text:p>
      <text:p text:style-name="code">}</text:p>
      <text:p text:style-name="Text_20_body"/>
      <text:p text:style-name="Text_20_body"/>
      <text:h text:style-name="Heading_20_4" text:outline-level="4"><text:bookmark-start text:name="__RefHeading__9475_77731502"/>Thread erzeugen durch eine Funktion mit Argumenten<text:bookmark-end text:name="__RefHeading__9475_77731502"/></text:h>
      <text:p text:style-name="code">/*</text:p>
      <text:p text:style-name="code">01-thread-create02.cpp</text:p>
      <text:p text:style-name="code">g++ -std=c++11 01-thread-create02.cpp -o01-thread-create02.exe -lpthread</text:p>
      <text:p text:style-name="code">*/</text:p>
      <text:p text:style-name="code"/>
      <text:p text:style-name="code"/>
      <text:p text:style-name="code">#include &lt;iostream&gt;</text:p>
      <text:p text:style-name="code"><text:soft-page-break/>#include &lt;thread&gt;</text:p>
      <text:p text:style-name="code"><text:s/></text:p>
      <text:p text:style-name="code">static void func(<text:span text:style-name="T4">int a, int b</text:span>){</text:p>
      <text:p text:style-name="code"><text:s text:c="4"/>std::cout &lt;&lt; "Hello World: " &lt;&lt; a &lt;&lt; ", " &lt;&lt; b &lt;&lt; std::endl;</text:p>
      <text:p text:style-name="code">}</text:p>
      <text:p text:style-name="code"><text:s/></text:p>
      <text:p text:style-name="code">int main(){</text:p>
      <text:p text:style-name="P1"><text:s text:c="4"/><text:span text:style-name="T6">std::thread t(func,</text:span> 10, 20);</text:p>
      <text:p text:style-name="code"><text:s text:c="4"/>t.join();</text:p>
      <text:p text:style-name="code"><text:s text:c="4"/>return 0;</text:p>
      <text:p text:style-name="code">}</text:p>
      <text:p text:style-name="code"/>
      <text:p text:style-name="Text_20_body"/>
      <text:h text:style-name="Heading_20_4" text:outline-level="4"><text:bookmark-start text:name="__RefHeading__9477_77731502"/>Thread erzeugen durch eine Struktur<text:bookmark-end text:name="__RefHeading__9477_77731502"/></text:h>
      <text:p text:style-name="Text_20_body"/>
      <text:p text:style-name="code">/*</text:p>
      <text:p text:style-name="code">01-thread-create03.cpp</text:p>
      <text:p text:style-name="code">g++ -std=c++11 01-thread-create03.cpp -o01-thread-create03.exe -lpthread</text:p>
      <text:p text:style-name="code">*/</text:p>
      <text:p text:style-name="code"/>
      <text:p text:style-name="code">#include &lt;iostream&gt;</text:p>
      <text:p text:style-name="code">#include &lt;thread&gt;</text:p>
      <text:p text:style-name="code"><text:s/></text:p>
      <text:p text:style-name="P1">struct Func{</text:p>
      <text:p text:style-name="P1"/>
      <text:p text:style-name="code"><text:s text:c="4"/><text:span text:style-name="T7">void</text:span><text:span text:style-name="T4"> operator()</text:span><text:span text:style-name="T7">()</text:span>{</text:p>
      <text:p text:style-name="code"><text:s text:c="8"/>std::cout &lt;&lt; "Hello World" &lt;&lt; std::endl;</text:p>
      <text:p text:style-name="code"><text:s text:c="4"/>}</text:p>
      <text:p text:style-name="code">};</text:p>
      <text:p text:style-name="code"><text:s/></text:p>
      <text:p text:style-name="code">int main(){</text:p>
      <text:p text:style-name="P3"><text:s text:c="4"/>Func func;</text:p>
      <text:p text:style-name="P3"><text:s text:c="4"/>std::thread t(func);</text:p>
      <text:p text:style-name="P3"/>
      <text:p text:style-name="code"><text:s text:c="4"/>t.join();</text:p>
      <text:p text:style-name="code"><text:s text:c="4"/>return 0;</text:p>
      <text:p text:style-name="code">}</text:p>
      <text:p text:style-name="Text_20_body"/>
      <text:h text:style-name="Heading_20_4" text:outline-level="4"><text:bookmark-start text:name="__RefHeading__9479_77731502"/>Thread erzeugen durch eine Klasse<text:bookmark-end text:name="__RefHeading__9479_77731502"/></text:h>
      <text:p text:style-name="Text_20_body"/>
      <text:p text:style-name="code">/*</text:p>
      <text:p text:style-name="code">01-thread-create04.cpp</text:p>
      <text:p text:style-name="code">g++ -std=c++11 01-thread-create04.cpp -o01-thread-create04.exe -lpthread</text:p>
      <text:p text:style-name="code">*/</text:p>
      <text:p text:style-name="code"/>
      <text:p text:style-name="code">#include &lt;iostream&gt;</text:p>
      <text:p text:style-name="code">#include &lt;thread&gt;</text:p>
      <text:p text:style-name="code"><text:s/></text:p>
      <text:p text:style-name="code"><text:span text:style-name="T4">class runnable</text:span>{</text:p>
      <text:p text:style-name="code"><text:s text:c="4"/>public:</text:p>
      <text:p text:style-name="code"><text:s text:c="8"/>void <text:span text:style-name="T4">operator()</text:span>(){</text:p>
      <text:p text:style-name="code"><text:soft-page-break/><text:s text:c="12"/>std::cout &lt;&lt; "Hello World" &lt;&lt; std::endl;</text:p>
      <text:p text:style-name="code"><text:s text:c="8"/>}</text:p>
      <text:p text:style-name="code">};</text:p>
      <text:p text:style-name="code"><text:s/></text:p>
      <text:p text:style-name="code">int main(){</text:p>
      <text:p text:style-name="P1"><text:s text:c="4"/>std::thread t(std::move(runnable()));</text:p>
      <text:p text:style-name="P1"/>
      <text:p text:style-name="code"><text:s text:c="4"/>t.join();</text:p>
      <text:p text:style-name="code"><text:s text:c="4"/>return 0;</text:p>
      <text:p text:style-name="code">}</text:p>
      <text:p text:style-name="Text_20_body"/>
      <text:h text:style-name="Heading_20_2" text:outline-level="2"><text:bookmark-start text:name="__RefHeading__9481_77731502"/>Sync<text:span text:style-name="T10">h</text:span>ronisation<text:bookmark-end text:name="__RefHeading__9481_77731502"/></text:h>
      <text:p text:style-name="Text_20_body"><text:a xlink:type="simple" xlink:href="http://www.classes.cs.uchicago.edu/archive/2013/spring/12300-1/labs/lab6/">http://www.classes.cs.uchicago.edu/archive/2013/spring/12300-1/labs/lab6/</text:a></text:p>
      <text:p text:style-name="Text_20_body"/>
      <text:p text:style-name="Text_20_body">Das Problem: Lost Update</text:p>
      <text:p text:style-name="Text_20_body">Die Lösung: Sperrsynchronisation mit Mutual exclusion</text:p>
      <text:p text:style-name="Text_20_body"/>
      <text:h text:style-name="Heading_20_3" text:outline-level="3"><text:bookmark-start text:name="__RefHeading__2260_924296224"/>std::mutex<text:bookmark-end text:name="__RefHeading__2260_924296224"/></text:h>
      <text:p text:style-name="Text_20_body">Das folg. Programm startet 3 Threads, die alle dieselbe Funktion namens run() ausführen. Wir werden sehen, dass die Threads bei der Abarbeitung der for-Schleife durch den Dispatcher unterbrochen werden, sobald -im Sinne des Time-Sharing Verfahrens- ihre zugeteilte Zeit abgelaufen ist.</text:p>
      <text:p text:style-name="Text_20_body">Die Abarbeitung der Threads wird also vom Dispatcher kontrolliert. Jeder Thread bekommt eine bestimmte Zeit zugeteilt. Danach wird er unterbrochen. Sein Zustand wird dabei gespeichert, sodass bei einer späteren Zuteilung der CPU durch den Dispatcher, der Thread genau dort wieder weiterarbeiten kann, wo er zuvor unterbrochen wurde.</text:p>
      <text:p text:style-name="Text_20_body"/>
      <text:p text:style-name="code">/*</text:p>
      <text:p text:style-name="code">02-thread-ohne-mutex.cpp</text:p>
      <text:p text:style-name="code">g++ -std=c++11 <text:s/>02-thread-ohne-mutex.cpp -o 02-thread-ohne-mutex.exe -lpthread</text:p>
      <text:p text:style-name="code"><text:s/>*/</text:p>
      <text:p text:style-name="code"><text:s/></text:p>
      <text:p text:style-name="code">#include &lt;iostream&gt;</text:p>
      <text:p text:style-name="code">#include &lt;thread&gt;</text:p>
      <text:p text:style-name="code">//version without mutex!!!</text:p>
      <text:p text:style-name="code">using namespace std;</text:p>
      <text:p text:style-name="code"/>
      <text:p text:style-name="code">void run(size_t n){</text:p>
      <text:p text:style-name="code"><text:tab/>for (size_t i = 0; i &lt;10000; ++i){</text:p>
      <text:p text:style-name="code"><text:tab/><text:tab/>cout &lt;&lt; n;</text:p>
      <text:p text:style-name="code"><text:tab/>}</text:p>
      <text:p text:style-name="code">}</text:p>
      <text:p text:style-name="code"/>
      <text:p text:style-name="code">int main(){</text:p>
      <text:p text:style-name="P1"><text:tab/>thread t1(run, 1);</text:p>
      <text:p text:style-name="P1"><text:tab/>thread t2(run, 2);</text:p>
      <text:p text:style-name="P1"><text:tab/>thread t3(run, 3);</text:p>
      <text:p text:style-name="P1"/>
      <text:p text:style-name="code"><text:soft-page-break/><text:tab/>t1.join();</text:p>
      <text:p text:style-name="code"><text:tab/>t2.join();</text:p>
      <text:p text:style-name="code"><text:tab/>t3.join();</text:p>
      <text:p text:style-name="code"><text:tab/>return 0;</text:p>
      <text:p text:style-name="code">}</text:p>
      <text:p text:style-name="Text_20_body"/>
      <text:p text:style-name="Text_20_body">Die Ausgabe zeigt, dass der jeweilige Thread nicht die gesamte for-Schleife abarbeiten kann. (Anm.: Vielleicht muss der Schleifenzähler erhöht werden, dass dies wirklich ersichtlich wird)</text:p>
      <text:p text:style-name="Text_20_body"/>
      <text:p text:style-name="Text_20_body">Hier nun die Verwendung von std::mutex. </text:p>
      <text:p text:style-name="Text_20_body">Mutex steht für mutual exclusion (=gegenseitiger Ausschluß). Es wird garantiert, dass kein 2. Thread den durch mutex gekennzeichneten Block betreten kann.</text:p>
      <text:p text:style-name="Text_20_body"/>
      <text:p text:style-name="code">/*</text:p>
      <text:p text:style-name="code">03-thread-mit-mutex.cpp</text:p>
      <text:p text:style-name="code">g++ -std=c++11 <text:s/>03-thread-mit-mutex.cpp -o 03-thread-mit-mutex.exe -lpthread</text:p>
      <text:p text:style-name="code"><text:s/>*/</text:p>
      <text:p text:style-name="code"><text:s/></text:p>
      <text:p text:style-name="code">#include &lt;iostream&gt;</text:p>
      <text:p text:style-name="code">#include &lt;thread&gt;</text:p>
      <text:p text:style-name="P5">//version with mutex!!!</text:p>
      <text:p text:style-name="P2">#include &lt;mutex&gt;</text:p>
      <text:p text:style-name="P1"/>
      <text:p text:style-name="code">using namespace std;</text:p>
      <text:p text:style-name="code"/>
      <text:p text:style-name="P1">std::mutex m;</text:p>
      <text:p text:style-name="code"/>
      <text:p text:style-name="code"/>
      <text:p text:style-name="code">void run(size_t n){</text:p>
      <text:p text:style-name="P1"><text:tab/>m.lock();</text:p>
      <text:p text:style-name="code"><text:tab/></text:p>
      <text:p text:style-name="code"><text:tab/>for (size_t i = 0; i &lt;10000; ++i){</text:p>
      <text:p text:style-name="code"><text:tab/><text:tab/>cout &lt;&lt; n ;</text:p>
      <text:p text:style-name="code"><text:tab/>}</text:p>
      <text:p text:style-name="code"><text:tab/></text:p>
      <text:p text:style-name="P1"><text:tab/>m.unlock();</text:p>
      <text:p text:style-name="code">}</text:p>
      <text:p text:style-name="code"/>
      <text:p text:style-name="code">int main(){</text:p>
      <text:p text:style-name="P3"><text:tab/>thread t1(run, 1);</text:p>
      <text:p text:style-name="P3"><text:tab/>thread t2(run, 2);</text:p>
      <text:p text:style-name="P3"><text:tab/>thread t3(run, 3);</text:p>
      <text:p text:style-name="P3"/>
      <text:p text:style-name="code"><text:tab/>t1.join();</text:p>
      <text:p text:style-name="code"><text:tab/>t2.join();</text:p>
      <text:p text:style-name="code"><text:tab/>t3.join();</text:p>
      <text:p text:style-name="code"><text:tab/>return 0;</text:p>
      <text:p text:style-name="code">}</text:p>
      <text:p text:style-name="Text_20_body"/>
      <text:h text:style-name="Heading_20_3" text:outline-level="3"><text:bookmark-start text:name="__RefHeading__2262_924296224"/><text:soft-page-break/>std::async<text:bookmark-end text:name="__RefHeading__2262_924296224"/></text:h>
      <text:p text:style-name="Text_20_body">Um gewisse Aufgaben asynchron zur Ausführung zu bringen. Hier ein einfaches Beispiel:</text:p>
      <text:p text:style-name="Text_20_body"/>
      <text:p text:style-name="code">/*</text:p>
      <text:p text:style-name="code">04-async.cpp</text:p>
      <text:p text:style-name="code">g++ -std=c++11 <text:s/>04-async.cpp -o 04-async.exe -lpthread</text:p>
      <text:p text:style-name="code"><text:s/>*/</text:p>
      <text:p text:style-name="code"><text:s/></text:p>
      <text:p text:style-name="code"/>
      <text:p text:style-name="code">#include &lt;iostream&gt;</text:p>
      <text:p text:style-name="P1">#include &lt;future&gt;</text:p>
      <text:p text:style-name="code">using namespace std;</text:p>
      <text:p text:style-name="code"/>
      <text:p text:style-name="code">int Fib(int n){</text:p>
      <text:p text:style-name="code"><text:tab/>return n&lt;=2 ? 1 : Fib(n-1)+Fib(n-2);</text:p>
      <text:p text:style-name="code">}</text:p>
      <text:p text:style-name="code"/>
      <text:p text:style-name="code">int calc1(){ return Fib(30); }</text:p>
      <text:p text:style-name="code">int calc2(){ return Fib(40); }</text:p>
      <text:p text:style-name="code"/>
      <text:p text:style-name="code">int main(){</text:p>
      <text:p text:style-name="code"><text:tab/>// start calc1() asynchronously</text:p>
      <text:p text:style-name="P1"><text:tab/><text:span text:style-name="T8">future</text:span>&lt;int&gt; result1 = <text:span text:style-name="T8">async</text:span>(calc1);</text:p>
      <text:p text:style-name="P1"/>
      <text:p text:style-name="code"><text:tab/>// call calc2() synchronously</text:p>
      <text:p text:style-name="code"><text:tab/>int result2 = calc2();</text:p>
      <text:p text:style-name="code"/>
      <text:p text:style-name="code"><text:tab/>// <text:span text:style-name="T3">wait</text:span> for calc1() and add its result to result2</text:p>
      <text:p text:style-name="code"><text:tab/>int result = <text:span text:style-name="T4">result1</text:span><text:span text:style-name="T9">.get()</text:span> + result2;</text:p>
      <text:p text:style-name="code"/>
      <text:p text:style-name="code"><text:tab/>cout &lt;&lt; "calc1()+calc2(): " &lt;&lt; result &lt;&lt; endl;</text:p>
      <text:p text:style-name="code"><text:tab/>return 0;</text:p>
      <text:p text:style-name="code">}</text:p>
      <text:p text:style-name="Text_20_body"/>
      <text:h text:style-name="Heading_20_2" text:outline-level="2"><text:bookmark-start text:name="__RefHeading__10640_1163357402"/><text:span text:style-name="Citation"><text:span text:style-name="T1">Aufgaben</text:span></text:span><text:bookmark-end text:name="__RefHeading__10640_1163357402"/></text:h>
      <text:h text:style-name="Heading_20_3" text:outline-level="3"><text:bookmark-start text:name="__RefHeading__10642_1163357402"/><text:span text:style-name="Citation"><text:span text:style-name="T1">AB-CPP-THREAD_bank_wordsearch</text:span></text:span><text:bookmark-end text:name="__RefHeading__10642_1163357402"/></text:h>
      <text:p text:style-name="P11"><text:span text:style-name="Citation"><text:span text:style-name="T2">Siehe </text:span></text:span></text:p>
      <text:list xml:id="list7382437017954097963" text:style-name="L1">
        <text:list-item>
          <text:p text:style-name="P12"><text:span text:style-name="Citation"><text:span text:style-name="T2">ABS/CPP/AB-CPP-THREAD-bank.txt</text:span></text:span></text:p>
        </text:list-item>
        <text:list-item>
          <text:p text:style-name="P12"><text:span text:style-name="Citation"><text:span text:style-name="T2">ABS/CPP/AB-CPP-THREAD-wordsearch.txt</text:span></text:span></text:p>
        </text:list-item>
      </text:list>
      <text:p text:style-name="P11"><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family="'Courier New'" style:font-style-name="Standard" style:font-family-generic="modern" style:font-pitch="fixed"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CPP-Threads<text:tab/>Arbeitsunterlage</text:p>
      </style:header>
      <style:footer>
        <text:p text:style-name="Footer">Informatik<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MacOSX_x86 LibreOffice_project/70feb7d99726f064edab4605a8ab840c50ec57a</meta:generator>
    <meta:creation-date>2013-11-14T22:30:24</meta:creation-date>
    <meta:editing-cycles>5</meta:editing-cycles>
    <meta:editing-duration>PT9M5S</meta:editing-duration>
    <meta:initial-creator>Anton Hofmann</meta:initial-creator>
    <dc:date>2014-01-09T15:03:28.115210000</dc:date>
    <dc:creator>Anton Hofmann</dc:creator>
    <meta:document-statistic meta:table-count="0" meta:image-count="0" meta:object-count="0" meta:page-count="6" meta:paragraph-count="221" meta:word-count="720" meta:character-count="5632" meta:non-whitespace-character-count="4931"/>
    <meta:user-defined meta:name="Info 1"/>
    <meta:user-defined meta:name="Info 2"/>
    <meta:user-defined meta:name="Info 3"/>
    <meta:user-defined meta:name="Info 4"/>
    <meta:template xlink:type="simple" xlink:actuate="onRequest" xlink:title="arbeitsunterlage" xlink:href="../../../../../../htl/ab/meineVorlagen/arbeitsunterlage.ott" meta:date="2013-11-14T22:30:23"/>
  </office:meta>
</office:document-meta>
</file>